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Preformatted_20_Text">
      <style:text-properties fo:color="#e8bf6a" style:font-name="Courier New1"/>
    </style:style>
    <style:style style:name="P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Courier New1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e8bf6a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e8bf6a" style:font-name="Courier New1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1"/>
    </style:style>
    <style:style style:name="T1" style:family="text">
      <style:text-properties style:font-name="Courier New1"/>
    </style:style>
    <style:style style:name="T2" style:family="text">
      <style:text-properties fo:color="#e8bf6a"/>
    </style:style>
    <style:style style:name="T3" style:family="text">
      <style:text-properties fo:color="#e8bf6a" style:font-name="Courier New1"/>
    </style:style>
    <style:style style:name="T4" style:family="text">
      <style:text-properties fo:color="#6d9cbe"/>
    </style:style>
    <style:style style:name="T5" style:family="text">
      <style:text-properties fo:color="#6d9cbe" style:font-name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Fälle</text:p>
      <text:p text:style-name="Standard">1 richtig</text:p>
      <text:p text:style-name="P5">&lt;EM&gt;</text:p>
      <text:p text:style-name="P6"><text:span text:style-name="T2"><text:s text:c="3"/></text:span><text:span text:style-name="T3">&lt;KEY&gt;</text:span><text:span text:style-name="T1">1</text:span><text:span text:style-name="T3">&lt;/KEY&gt; </text:span></text:p>
      <text:p text:style-name="P6"><text:span text:style-name="T2"><text:s text:c="3"/></text:span><text:span text:style-name="T3">&lt;LANDORIGINAL&gt;</text:span><text:span text:style-name="T1">Österreich</text:span><text:span text:style-name="T3">&lt;/LANDORIGINAL&gt; </text:span></text:p>
      <text:p text:style-name="P6"><text:span text:style-name="T2"><text:s text:c="3"/></text:span><text:span text:style-name="T3">&lt;LANDDEUTSCH&gt;</text:span><text:span text:style-name="T1">Österreich</text:span><text:span text:style-name="T3">&lt;/LANDDEUTSCH&gt; </text:span></text:p>
      <text:p text:style-name="P6"><text:span text:style-name="T2"><text:s text:c="3"/></text:span><text:span text:style-name="T3">&lt;LANDENGLISCH&gt;</text:span><text:span text:style-name="T1">Austria</text:span><text:span text:style-name="T3">&lt;/LANDENGLISCH&gt; </text:span></text:p>
      <text:p text:style-name="P6"><text:span text:style-name="T2"><text:s text:c="3"/></text:span><text:span text:style-name="T3">&lt;ORTORIGINAL&gt;</text:span><text:span text:style-name="T1">Großsiegharts</text:span><text:span text:style-name="T3">&lt;/ORTORIGINAL&gt; </text:span></text:p>
      <text:p text:style-name="P6"><text:span text:style-name="T2"><text:s text:c="3"/></text:span><text:span text:style-name="T3">&lt;ORTORIGINAL&gt;</text:span><text:span text:style-name="T1">Groß Siegharts</text:span><text:span text:style-name="T3">&lt;/ORTORIGINAL&gt; </text:span></text:p>
      <text:p text:style-name="P6"><text:span text:style-name="T2"><text:s text:c="3"/></text:span><text:span text:style-name="T3">&lt;ORTDEUTSCH&gt;</text:span><text:span text:style-name="T1">Großsiegharts</text:span><text:span text:style-name="T3">&lt;/ORTDEUTSCH&gt; </text:span></text:p>
      <text:p text:style-name="P6"><text:span text:style-name="T2"><text:s text:c="3"/></text:span><text:span text:style-name="T3">&lt;ORTDEUTSCH&gt;</text:span><text:span text:style-name="T1">Groß Siegharts</text:span><text:span text:style-name="T3">&lt;/ORTDEUTSCH&gt; </text:span></text:p>
      <text:p text:style-name="P6"><text:span text:style-name="T2"><text:s text:c="3"/></text:span><text:span text:style-name="T3">&lt;BORT&gt;</text:span><text:span text:style-name="T1">GKD ++</text:span><text:span text:style-name="T3">&lt;/BORT&gt; </text:span></text:p>
      <text:p text:style-name="P6"><text:span text:style-name="T2"><text:s text:c="3"/></text:span><text:span text:style-name="T3">&lt;NAMEORIGINAL&gt;</text:span><text:span text:style-name="T1">Lebendes Textilmuseum</text:span><text:span text:style-name="T3">&lt;/NAMEORIGINAL&gt; </text:span></text:p>
      <text:p text:style-name="P6"><text:span text:style-name="T2"><text:s text:c="3"/></text:span><text:span text:style-name="T3">&lt;NAMEDEUTSCH&gt;</text:span><text:span text:style-name="T1">Lebendes Textilmuseum</text:span><text:span text:style-name="T3">&lt;/NAMEDEUTSCH&gt; </text:span></text:p>
      <text:p text:style-name="P6"><text:span text:style-name="T2"><text:s text:c="3"/></text:span><text:span text:style-name="T3">&lt;BNAME&gt;</text:span><text:span text:style-name="T1">GKD 00 ; ÖM+</text:span><text:span text:style-name="T3">&lt;/BNAME&gt; </text:span></text:p>
      <text:p text:style-name="P6"><text:span text:style-name="T2"><text:s text:c="3"/></text:span><text:span text:style-name="T3">&lt;EMYAJAHR&gt;</text:span><text:span text:style-name="T1">1991</text:span><text:span text:style-name="T3">&lt;/EMYAJAHR&gt; </text:span></text:p>
      <text:p text:style-name="P4"><text:s text:c="3"/><text:span text:style-name="T1">&lt;WERBUNG&gt;</text:span></text:p>
      <text:p text:style-name="P6"><text:span text:style-name="T2"><text:s text:c="6"/></text:span><text:span text:style-name="T3">&lt;PROSPEKTE&gt;</text:span><text:span text:style-name="T1">#2# Faltbl. ; Info (1 S.) (2)</text:span><text:span text:style-name="T3">&lt;/PROSPEKTE&gt; </text:span></text:p>
      <text:p text:style-name="P6"><text:span text:style-name="T2"><text:s text:c="6"/></text:span><text:span text:style-name="T3">&lt;PROSPEKTE&gt;</text:span><text:span text:style-name="T1">,</text:span><text:span text:style-name="T3">&lt;/PROSPEKTE&gt; </text:span></text:p>
      <text:p text:style-name="P6"><text:span text:style-name="T2"><text:s text:c="6"/></text:span><text:span text:style-name="T3">&lt;ANDWERB&gt;</text:span><text:span text:style-name="T1">#3# Eintrittskt ; Webstreifen zur Eröffnung (3)</text:span><text:span text:style-name="T3">&lt;/ANDWERB&gt; </text:span></text:p>
      <text:p text:style-name="P6"><text:span text:style-name="T2"><text:s text:c="6"/></text:span><text:span text:style-name="T3">&lt;ANDWERB&gt;</text:span><text:span text:style-name="T1">#4# Plakat. Ankündigung: Fest am 10.7.1989. (4)</text:span><text:span text:style-name="T3">&lt;/ANDWERB&gt;</text:span></text:p>
      <text:p text:style-name="P4"><text:s text:c="3"/><text:span text:style-name="T1">&lt;/WERBUNG&gt; </text:span></text:p>
      <text:p text:style-name="P6"><text:span text:style-name="T2"><text:s text:c="3"/></text:span><text:span text:style-name="T3">&lt;MUSPAED&gt;</text:span><text:span text:style-name="T1">#5# Museumspäd. Begleitprogramme für Schüler/Innen u. Erwachsene / bisher durchgeführt: Stöger, Meinharter. 8 S. (5)</text:span><text:span text:style-name="T3">&lt;/MUSPAED&gt; </text:span></text:p>
      <text:p text:style-name="P6"><text:span text:style-name="T2"><text:s text:c="3"/></text:span><text:span text:style-name="T3">&lt;MUSVERW&gt;</text:span><text:span text:style-name="T1">#6# Darstellung d. Museums. 2 S. (Text engl.) (6)</text:span><text:span text:style-name="T3">&lt;/MUSVERW&gt; </text:span></text:p>
      <text:p text:style-name="P6"><text:span text:style-name="T2"><text:s text:c="3"/></text:span><text:span text:style-name="T3">&lt;PRESSE&gt;</text:span><text:span text:style-name="T1">#7# ca. 35 Artikel. 1988-89. (7)</text:span><text:span text:style-name="T3">&lt;/PRESSE&gt; </text:span></text:p>
      <text:p text:style-name="P4"><text:s text:c="3"/><text:span text:style-name="T1">&lt;BILDDOK&gt;</text:span></text:p>
      <text:p text:style-name="P6"><text:span text:style-name="T2"><text:s text:c="6"/></text:span><text:span text:style-name="T3">&lt;FOTOS&gt;</text:span><text:span text:style-name="T1">#8# 1 Farb-Foto (8)</text:span><text:span text:style-name="T3">&lt;/FOTOS&gt; </text:span></text:p>
      <text:p text:style-name="P6"><text:span text:style-name="T2"><text:s text:c="6"/></text:span><text:span text:style-name="T3">&lt;FOTOS&gt;</text:span><text:span text:style-name="T1">#9# Liste über 7 Fotos u. 10 Dias (Fotos, Dias nicht vorhanden) (9)</text:span><text:span text:style-name="T3">&lt;/FOTOS&gt;</text:span></text:p>
      <text:p text:style-name="P4"><text:s text:c="3"/><text:span text:style-name="T1">&lt;/BILDDOK&gt;</text:span></text:p>
      <text:p text:style-name="P3">&lt;/EM&gt;</text:p>
      <text:p text:style-name="Standard"/>
      <text:p text:style-name="P1">2 richtig</text:p>
      <text:p text:style-name="P2">&lt;EM&gt;</text:p>
      <text:p text:style-name="P6"><text:span text:style-name="T2"><text:s text:c="3"/></text:span><text:span text:style-name="T3">&lt;KEY&gt;</text:span><text:span text:style-name="T1">2</text:span><text:span text:style-name="T3">&lt;/KEY&gt; </text:span></text:p>
      <text:p text:style-name="P6"><text:span text:style-name="T2"><text:s text:c="3"/></text:span><text:span text:style-name="T3">&lt;LANDORIGINAL&gt;</text:span><text:span text:style-name="T1">Österreich</text:span><text:span text:style-name="T3">&lt;/LANDORIGINAL&gt; </text:span></text:p>
      <text:p text:style-name="P6"><text:span text:style-name="T2"><text:s text:c="3"/></text:span><text:span text:style-name="T3">&lt;LANDDEUTSCH&gt;</text:span><text:span text:style-name="T1">Österreich</text:span><text:span text:style-name="T3">&lt;/LANDDEUTSCH&gt; </text:span></text:p>
      <text:p text:style-name="P6"><text:span text:style-name="T2"><text:s text:c="3"/></text:span><text:span text:style-name="T3">&lt;LANDENGLISCH&gt;</text:span><text:span text:style-name="T1">Austria</text:span><text:span text:style-name="T3">&lt;/LANDENGLISCH&gt; </text:span></text:p>
      <text:p text:style-name="P6"><text:span text:style-name="T2"><text:s text:c="3"/></text:span><text:span text:style-name="T3">&lt;ORTORIGINAL&gt;</text:span><text:span text:style-name="T1">Heidenreichstein</text:span><text:span text:style-name="T3">&lt;/ORTORIGINAL&gt; </text:span></text:p>
      <text:p text:style-name="P6"><text:span text:style-name="T2"><text:s text:c="3"/></text:span><text:span text:style-name="T3">&lt;ORTDEUTSCH&gt;</text:span><text:span text:style-name="T1">Heidenreichstein</text:span><text:span text:style-name="T3">&lt;/ORTDEUTSCH&gt; </text:span></text:p>
      <text:p text:style-name="P6"><text:span text:style-name="T2"><text:s text:c="3"/></text:span><text:span text:style-name="T3">&lt;ORTENGLISCH&gt;</text:span><text:span text:style-name="T1">Heidenreichstein</text:span><text:span text:style-name="T3">&lt;/ORTENGLISCH&gt; </text:span></text:p>
      <text:p text:style-name="P6"><text:span text:style-name="T2"><text:s text:c="3"/></text:span><text:span text:style-name="T3">&lt;BORT&gt;</text:span><text:span text:style-name="T1">GKD ++</text:span><text:span text:style-name="T3">&lt;/BORT&gt; </text:span></text:p>
      <text:p text:style-name="P6"><text:span text:style-name="T2"><text:s text:c="3"/></text:span><text:span text:style-name="T3">&lt;NAMEORIGINAL&gt;</text:span><text:span text:style-name="T1">Moor- und Torfmuseum</text:span><text:span text:style-name="T3">&lt;/NAMEORIGINAL&gt; </text:span></text:p>
      <text:p text:style-name="P6"><text:span text:style-name="T2"><text:s text:c="3"/></text:span><text:span text:style-name="T3">&lt;NAMEDEUTSCH&gt;</text:span><text:span text:style-name="T1">Moor- und Torfmuseum</text:span><text:span text:style-name="T3">&lt;/NAMEDEUTSCH&gt; </text:span></text:p>
      <text:p text:style-name="P6"><text:span text:style-name="T2"><text:s text:c="3"/></text:span><text:span text:style-name="T3">&lt;NAMEENGLISCH&gt;</text:span><text:span text:style-name="T1">Moorland and Peat Museum</text:span><text:span text:style-name="T3">&lt;/NAMEENGLISCH&gt; </text:span></text:p>
      <text:p text:style-name="P6"><text:span text:style-name="T2"><text:s text:c="3"/></text:span><text:span text:style-name="T3">&lt;MUSTYP&gt;</text:span><text:span text:style-name="T1">Natural history and natural science museums (2c)</text:span><text:span text:style-name="T3">&lt;/MUSTYP&gt; </text:span></text:p>
      <text:p text:style-name="P6"><text:span text:style-name="T2"><text:s text:c="3"/></text:span><text:span text:style-name="T3">&lt;WEBADR&gt;</text:span><text:span text:style-name="T1">www.heidenreichstein.at.</text:span><text:span text:style-name="T3">&lt;/WEBADR&gt; </text:span></text:p>
      <text:p text:style-name="P6"><text:span text:style-name="T2"><text:s text:c="3"/></text:span><text:span text:style-name="T3">&lt;BNAME&gt;</text:span><text:span text:style-name="T1">GKD 00 ; ÖM+</text:span><text:span text:style-name="T3">&lt;/BNAME&gt; </text:span></text:p>
      <text:p text:style-name="P6"><text:span text:style-name="T2"><text:s text:c="3"/></text:span><text:span text:style-name="T3">&lt;EMYAJAHR&gt;</text:span><text:span text:style-name="T1">1991</text:span><text:span text:style-name="T3">&lt;/EMYAJAHR&gt; </text:span></text:p>
      <text:p text:style-name="P6"><text:span text:style-name="T2"><text:s text:c="3"/></text:span><text:span text:style-name="T3">&lt;EMYAPREIS&gt;</text:span><text:span text:style-name="T1">Special commendation</text:span><text:span text:style-name="T3">&lt;/EMYAPREIS&gt; </text:span></text:p>
      <text:p text:style-name="P4"><text:s text:c="3"/><text:span text:style-name="T1">&lt;MUSPUBL&gt;</text:span></text:p>
      <text:p text:style-name="P6"><text:span text:style-name="T2"><text:s text:c="6"/></text:span><text:span text:style-name="T3">&lt;FUEHRER&gt;</text:span><text:span text:style-name="T1">#1# Moor- und Torfmuseum Heidenreichstein / Schriftleitung: Wolfgang Müllebner. Heidenreichstein, ca. 1989. 80 S.: Ill. (1)</text:span><text:span text:style-name="T3">&lt;/FUEHRER&gt;</text:span></text:p>
      <text:p text:style-name="P4"><text:s text:c="3"/><text:span text:style-name="T1">&lt;/MUSPUBL&gt; </text:span></text:p>
      <text:p text:style-name="P6"><text:span text:style-name="T2"><text:s text:c="3"/></text:span><text:span text:style-name="T3">&lt;MUSVERW&gt;</text:span><text:span text:style-name="T1">#2# Hintergrundinformation über d. Moor- u. Torfmuseum als Beil. zur Bewerbung d. Stadtgemeinde Heidenreichstein um d. Europäischen Museumspreis d. Europarates. 2 S. (Anl.:</text:span></text:p>
      <text:p text:style-name="P7">Aufsstellung d. Bewerbungsunterlagen. 1 S.; 8 von 9 genannten Materialien nicht vhden.) (2)<text:span text:style-name="T2">&lt;/MUSVERW&gt; </text:span></text:p>
      <text:p text:style-name="P4"><text:s text:c="3"/><text:span text:style-name="T1">&lt;BILDDOK&gt;</text:span></text:p>
      <text:p text:style-name="P6"><text:span text:style-name="T2"><text:s text:c="6"/></text:span><text:span text:style-name="T3">&lt;ANDAV&gt;</text:span><text:span text:style-name="T1">#3# 1 Video-Kassette. TV: Aug. 91. VHS, 180 Min. (3)</text:span><text:span text:style-name="T3">&lt;/ANDAV&gt;</text:span></text:p>
      <text:p text:style-name="P4"><text:s text:c="3"/><text:span text:style-name="T1">&lt;/BILDDOK&gt;</text:span></text:p>
      <text:p text:style-name="P3">&lt;/EM&gt;</text:p>
      <text:p text:style-name="Standard"/>
      <text:p text:style-name="P1"/>
      <text:p text:style-name="Standard"/>
      <text:p text:style-name="Standard">3 richtig</text:p>
      <text:p text:style-name="P5">&lt;EM&gt;</text:p>
      <text:p text:style-name="P6"><text:span text:style-name="T2"><text:s text:c="3"/></text:span><text:span text:style-name="T3">&lt;KEY&gt;</text:span><text:span text:style-name="T1">3</text:span><text:span text:style-name="T3">&lt;/KEY&gt; </text:span></text:p>
      <text:p text:style-name="P6"><text:span text:style-name="T2"><text:s text:c="3"/></text:span><text:span text:style-name="T3">&lt;LANDORIGINAL&gt;</text:span><text:span text:style-name="T1">Österreich</text:span><text:span text:style-name="T3">&lt;/LANDORIGINAL&gt; </text:span></text:p>
      <text:p text:style-name="P6"><text:span text:style-name="T2"><text:s text:c="3"/></text:span><text:span text:style-name="T3">&lt;LANDDEUTSCH&gt;</text:span><text:span text:style-name="T1">Österreich</text:span><text:span text:style-name="T3">&lt;/LANDDEUTSCH&gt; </text:span></text:p>
      <text:p text:style-name="P6"><text:span text:style-name="T2"><text:s text:c="3"/></text:span><text:span text:style-name="T3">&lt;LANDENGLISCH&gt;</text:span><text:span text:style-name="T1">Austria</text:span><text:span text:style-name="T3">&lt;/LANDENGLISCH&gt; </text:span></text:p>
      <text:p text:style-name="P6"><text:span text:style-name="T2"><text:s text:c="3"/></text:span><text:span text:style-name="T3">&lt;ORTORIGINAL&gt;</text:span><text:span text:style-name="T1">Sandl</text:span><text:span text:style-name="T3">&lt;/ORTORIGINAL&gt; </text:span></text:p>
      <text:p text:style-name="P6"><text:span text:style-name="T2"><text:s text:c="3"/></text:span><text:span text:style-name="T3">&lt;ORTDEUTSCH&gt;</text:span><text:span text:style-name="T1">Sandl</text:span><text:span text:style-name="T3">&lt;/ORTDEUTSCH&gt; </text:span></text:p>
      <text:p text:style-name="P6"><text:span text:style-name="T2"><text:s text:c="3"/></text:span><text:span text:style-name="T3">&lt;BORT&gt;</text:span><text:span text:style-name="T1">GKD 00</text:span><text:span text:style-name="T3">&lt;/BORT&gt; </text:span></text:p>
      <text:p text:style-name="P6"><text:span text:style-name="T2"><text:s text:c="3"/></text:span><text:span text:style-name="T3">&lt;NAMEORIGINAL&gt;</text:span><text:span text:style-name="T1">Hinterglasmuseum</text:span><text:span text:style-name="T3">&lt;/NAMEORIGINAL&gt; </text:span></text:p>
      <text:p text:style-name="P6"><text:span text:style-name="T2"><text:s text:c="3"/></text:span><text:span text:style-name="T3">&lt;NAMEDEUTSCH&gt;</text:span><text:span text:style-name="T1">Hinterglasmuseum</text:span><text:span text:style-name="T3">&lt;/NAMEDEUTSCH&gt; </text:span></text:p>
      <text:p text:style-name="P6"><text:span text:style-name="T2"><text:s text:c="3"/></text:span><text:span text:style-name="T3">&lt;BNAME&gt;</text:span><text:span text:style-name="T1">GKD 00 ; ÖM 00 ; MW 00</text:span><text:span text:style-name="T3">&lt;/BNAME&gt; </text:span></text:p>
      <text:p text:style-name="P6"><text:span text:style-name="T2"><text:s text:c="3"/></text:span><text:span text:style-name="T3">&lt;EMYAJAHR&gt;</text:span><text:span text:style-name="T1">1991</text:span><text:span text:style-name="T3">&lt;/EMYAJAHR&gt; </text:span></text:p>
      <text:p text:style-name="P4"><text:s text:c="3"/><text:span text:style-name="T1">&lt;MUSPUBL&gt;</text:span></text:p>
      <text:p text:style-name="P6"><text:span text:style-name="T2"><text:s text:c="6"/></text:span><text:span text:style-name="T3">&lt;DIVPUBL&gt;</text:span><text:span text:style-name="T1">#1# Grinninger, Christian: Malen hinter Glas. Zur Geschichte d. Hinterglasmalerei. Sandl-Bilder. Linz: Landesverl., 1988. 20 S.: Ill. (1)</text:span><text:span text:style-name="T3">&lt;/DIVPUBL&gt;</text:span></text:p>
      <text:p text:style-name="P4"><text:s text:c="3"/><text:span text:style-name="T1">&lt;/MUSPUBL&gt; </text:span></text:p>
      <text:p text:style-name="P4"><text:s text:c="3"/><text:span text:style-name="T1">&lt;WERBUNG&gt;</text:span></text:p>
      <text:p text:style-name="P6"><text:span text:style-name="T2"><text:s text:c="6"/></text:span><text:span text:style-name="T3">&lt;PROSPEKTE&gt;</text:span><text:span text:style-name="T1">#2# 2 Info-Bl. (dt. ; engl.) (2)</text:span><text:span text:style-name="T3">&lt;/PROSPEKTE&gt; </text:span></text:p>
      <text:p text:style-name="P6"><text:span text:style-name="T2"><text:s text:c="6"/></text:span><text:span text:style-name="T3">&lt;ANDWERB&gt;</text:span><text:span text:style-name="T1">#3# Info-Bl. Hinterglassymposion, 1.-4.6.1990. (3)</text:span><text:span text:style-name="T3">&lt;/ANDWERB&gt;</text:span></text:p>
      <text:p text:style-name="P4"><text:s text:c="3"/><text:span text:style-name="T1">&lt;/WERBUNG&gt; </text:span></text:p>
      <text:p text:style-name="P6"><text:span text:style-name="T2"><text:s text:c="3"/></text:span><text:span text:style-name="T3">&lt;MUSPAED&gt;</text:span><text:span text:style-name="T1">#4# Geschichte u. Technik d. Hinterglasmalerei. 2 S. (Arbeitsbl. u. Lösungen) (4)</text:span><text:span text:style-name="T3">&lt;/MUSPAED&gt; </text:span></text:p>
      <text:p text:style-name="P6"><text:span text:style-name="T2"><text:s text:c="3"/></text:span><text:span text:style-name="T3">&lt;MUSVERW&gt;</text:span><text:span text:style-name="T1">#5# Hinterglasmuseum Sandl. 2 S. (5)</text:span><text:span text:style-name="T3">&lt;/MUSVERW&gt; </text:span></text:p>
      <text:p text:style-name="P6"><text:span text:style-name="T2"><text:s text:c="3"/></text:span><text:span text:style-name="T3">&lt;MUSVERW&gt;</text:span><text:span text:style-name="T1">#6# Dokumentation- u. Forschungsprojekt </text:span><text:span text:style-name="T5">&amp;quot;</text:span><text:span text:style-name="T1">Hinterglasmalerei Sandl/Buchers</text:span><text:span text:style-name="T5">&amp;quot;</text:span><text:span text:style-name="T1">. 9 S. (6)</text:span><text:span text:style-name="T3">&lt;/MUSVERW&gt; </text:span></text:p>
      <text:p text:style-name="P6"><text:span text:style-name="T2"><text:s text:c="3"/></text:span><text:span text:style-name="T3">&lt;PRESSE&gt;</text:span><text:span text:style-name="T1">#7# 8 Artikel. 1989. (7)</text:span><text:span text:style-name="T3">&lt;/PRESSE&gt; </text:span></text:p>
      <text:p text:style-name="P6"><text:span text:style-name="T2"><text:s text:c="3"/></text:span><text:span text:style-name="T3">&lt;SONSTIGES&gt;</text:span><text:span text:style-name="T1">#8# Liste über Beilagen: Sendung an EMYA. (Führer, Fotos, Dias u.a.; Materialien nicht vorhanden) (8)</text:span><text:span text:style-name="T3">&lt;/SONSTIGES&gt;</text:span></text:p>
      <text:p text:style-name="P3">&lt;/EM&gt;</text:p>
      <text:p text:style-name="Standard"/>
      <text:p text:style-name="Standard"/>
      <text:p text:style-name="P1"/>
      <text:p text:style-name="Standard"/>
      <text:p text:style-name="Standard">1814 richtig mit museum.id = 1637</text:p>
      <text:p text:style-name="P5">&lt;EM&gt;</text:p>
      <text:p text:style-name="P6"><text:span text:style-name="T2"><text:s text:c="3"/></text:span><text:span text:style-name="T3">&lt;KEY&gt;</text:span><text:span text:style-name="T1">1814</text:span><text:span text:style-name="T3">&lt;/KEY&gt; </text:span></text:p>
      <text:p text:style-name="P6"><text:span text:style-name="T2"><text:s text:c="3"/></text:span><text:span text:style-name="T3">&lt;LANDORIGINAL&gt;</text:span><text:span text:style-name="T1">United Kingdom</text:span><text:span text:style-name="T3">&lt;/LANDORIGINAL&gt; </text:span></text:p>
      <text:p text:style-name="P6"><text:span text:style-name="T2"><text:s text:c="3"/></text:span><text:span text:style-name="T3">&lt;LANDDEUTSCH&gt;</text:span><text:span text:style-name="T1">Großbritannien</text:span><text:span text:style-name="T3">&lt;/LANDDEUTSCH&gt; </text:span></text:p>
      <text:p text:style-name="P6"><text:span text:style-name="T2"><text:s text:c="3"/></text:span><text:span text:style-name="T3">&lt;LANDENGLISCH&gt;</text:span><text:span text:style-name="T1">United Kingdom</text:span><text:span text:style-name="T3">&lt;/LANDENGLISCH&gt; </text:span></text:p>
      <text:p text:style-name="P6"><text:span text:style-name="T2"><text:s text:c="3"/></text:span><text:span text:style-name="T3">&lt;ORTORIGINAL&gt;</text:span><text:span text:style-name="T1">Penzance</text:span><text:span text:style-name="T3">&lt;/ORTORIGINAL&gt; </text:span></text:p>
      <text:p text:style-name="P6"><text:span text:style-name="T2"><text:s text:c="3"/></text:span><text:span text:style-name="T3">&lt;ORTENGLISCH&gt;</text:span><text:span text:style-name="T1">Penzance</text:span><text:span text:style-name="T3">&lt;/ORTENGLISCH&gt; </text:span></text:p>
      <text:p text:style-name="P6"><text:span text:style-name="T2"><text:s text:c="3"/></text:span><text:span text:style-name="T3">&lt;BORT&gt;</text:span><text:span text:style-name="T1">GKD ++</text:span><text:span text:style-name="T3">&lt;/BORT&gt; </text:span></text:p>
      <text:p text:style-name="P6"><text:span text:style-name="T2"><text:s text:c="3"/></text:span><text:span text:style-name="T3">&lt;NAMEORIGINAL&gt;</text:span><text:span text:style-name="T1">Penlee House Museum and Art Gallery</text:span><text:span text:style-name="T3">&lt;/NAMEORIGINAL&gt; </text:span></text:p>
      <text:p text:style-name="P6"><text:span text:style-name="T2"><text:s text:c="3"/></text:span><text:span text:style-name="T3">&lt;NAMEENGLISCH&gt;</text:span><text:span text:style-name="T1">Penlee House Museum and Art Gallery</text:span><text:span text:style-name="T3">&lt;/NAMEENGLISCH&gt; </text:span></text:p>
      <text:p text:style-name="P6"><text:span text:style-name="T2"><text:s text:c="3"/></text:span><text:span text:style-name="T3">&lt;BNAME&gt;</text:span><text:span text:style-name="T1">GKD 00</text:span><text:span text:style-name="T3">&lt;/BNAME&gt; </text:span></text:p>
      <text:p text:style-name="P4"><text:s text:c="3"/><text:span text:style-name="T1">&lt;MUSPUBL&gt;</text:span></text:p>
      <text:p text:style-name="P6"><text:span text:style-name="T2"><text:s text:c="6"/></text:span><text:span text:style-name="T3">&lt;FUEHRER&gt;</text:span><text:span text:style-name="T1">#1# The Penzance Art Collection at Penlee House / an introduction by John Curnow Laity. Hrsg.: Penzance Town Council. St. Ives, o. J. 15 S.: Ill. (1)</text:span><text:span text:style-name="T3">&lt;/FUEHRER&gt; </text:span></text:p>
      <text:p text:style-name="P6"><text:span text:style-name="T2"><text:s text:c="6"/></text:span><text:span text:style-name="T3">&lt;FUEHRER&gt;</text:span><text:span text:style-name="T1">#2# An artistic tradition: two centuries of painting and craft in West Cornwall 1750-1950 / texts by Jonathan Holmes </text:span><text:span text:style-name="T5">&amp;amp; </text:span><text:span text:style-name="T1">Penzance Town Council. Hrsg.: Penzance </text:span><text:span text:style-name="T5">&amp;amp;</text:span></text:p>
      <text:p text:style-name="P7">District Museum <text:span text:style-name="T4">&amp;amp; </text:span>Art Gallery. Penzance, 1993. 20 S.: Ill. (2)<text:span text:style-name="T2">&lt;/FUEHRER&gt;</text:span></text:p>
      <text:p text:style-name="P4"><text:s text:c="3"/><text:span text:style-name="T1">&lt;/MUSPUBL&gt; </text:span></text:p>
      <text:p text:style-name="P4"><text:s text:c="3"/><text:span text:style-name="T1">&lt;WERBUNG&gt;</text:span></text:p>
      <text:p text:style-name="P6"><text:span text:style-name="T2"><text:s text:c="6"/></text:span><text:span text:style-name="T3">&lt;PROSPEKTE&gt;</text:span><text:span text:style-name="T1">#3# Miniführer. (3)</text:span><text:span text:style-name="T3">&lt;/PROSPEKTE&gt;</text:span></text:p>
      <text:p text:style-name="P4"><text:s text:c="3"/><text:span text:style-name="T1">&lt;/WERBUNG&gt; </text:span></text:p>
      <text:p text:style-name="P4"><text:s text:c="3"/><text:span text:style-name="T1">&lt;WERBUNG&gt;</text:span></text:p>
      <text:p text:style-name="P6"><text:span text:style-name="T2"><text:s text:c="6"/></text:span><text:span text:style-name="T3">&lt;PROSPEKTE&gt;</text:span><text:span text:style-name="T1">#4# Info-Bl., 5 S. (Infos z. Penzance Museum u. zu den Sammlungen der Museen u. Gallerien in Cornwall) (4)</text:span><text:span text:style-name="T3">&lt;/PROSPEKTE&gt;</text:span></text:p>
      <text:p text:style-name="P4"><text:s text:c="3"/><text:span text:style-name="T1">&lt;/WERBUNG&gt; </text:span></text:p>
      <text:p text:style-name="P6"><text:span text:style-name="T2"><text:s text:c="3"/></text:span><text:span text:style-name="T3">&lt;MUSPAED&gt;</text:span><text:span text:style-name="T1">#5# Cornish Museums a service to school: Victorian Cornwall. Resource pack </text:span><text:span text:style-name="T5">&amp;amp; </text:span><text:span text:style-name="T1">evaluation sheet 1993, ca. 20 S. (5)</text:span><text:span text:style-name="T3">&lt;/MUSPAED&gt; </text:span></text:p>
      <text:p text:style-name="P6"><text:span text:style-name="T2"><text:s text:c="3"/></text:span><text:span text:style-name="T3">&lt;MUSPAED&gt;</text:span><text:span text:style-name="T1">#6# Cornish Museums a service to school: Practical Art in Museums </text:span><text:span text:style-name="T5">&amp;amp; </text:span><text:span text:style-name="T1">Galleries. Pack </text:span><text:span text:style-name="T5">&amp;amp; </text:span><text:span text:style-name="T1">evaluation sheet </text:span><text:span text:style-name="T5">&amp;amp; </text:span><text:span text:style-name="T1">questionnaire 1993, ca. 20 S. (6)</text:span><text:span text:style-name="T3">&lt;/MUSPAED&gt; </text:span></text:p>
      <text:p text:style-name="P6"><text:span text:style-name="T2"><text:s text:c="3"/></text:span><text:span text:style-name="T3">&lt;MUSPAED&gt;</text:span><text:span text:style-name="T1">#7# Cornish Museums a service to school: Introduction to Cornish Museums. Notes for teachers </text:span><text:span text:style-name="T5">&amp;amp; </text:span><text:span text:style-name="T1">Museums Gazetteer </text:span><text:span text:style-name="T5">&amp;amp; </text:span><text:span text:style-name="T1">national curriculum 1993, ca. 20 S. (7)</text:span><text:span text:style-name="T3">&lt;/MUSPAED&gt;</text:span></text:p>
      <text:p text:style-name="P6"><text:span text:style-name="T2"><text:s text:c="3"/></text:span><text:span text:style-name="T3">&lt;MUSPAED&gt;</text:span><text:span text:style-name="T1">#8# Cornish Museums a service to school: Written and printed word. Pack </text:span><text:span text:style-name="T5">&amp;amp; </text:span><text:span text:style-name="T1">evaluation sheet 1993, ca. 20 S. (8)</text:span><text:span text:style-name="T3">&lt;/MUSPAED&gt; </text:span></text:p>
      <text:p text:style-name="P6"><text:span text:style-name="T2"><text:s text:c="3"/></text:span><text:span text:style-name="T3">&lt;MUSPAED&gt;</text:span><text:span text:style-name="T1">#9# Cornish Museums a service to school: Mining </text:span><text:span text:style-name="T5">&amp;amp; </text:span><text:span text:style-name="T1">quarrying. Pack </text:span><text:span text:style-name="T5">&amp;amp; </text:span><text:span text:style-name="T1">evaluation sheet 1993, ca. 20 S. (9)</text:span><text:span text:style-name="T3">&lt;/MUSPAED&gt;</text:span></text:p>
      <text:p text:style-name="P3">&lt;/EM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8T20:49:17.77</meta:creation-date>
    <meta:document-statistic meta:table-count="0" meta:image-count="0" meta:object-count="0" meta:page-count="4" meta:paragraph-count="112" meta:word-count="539" meta:character-count="5613"/>
    <dc:date>2019-07-19T02:02:29.44</dc:date>
    <meta:editing-duration>PT27M20S</meta:editing-duration>
    <meta:editing-cycles>1</meta:editing-cycles>
    <meta:generator>OpenOffice/4.1.3$Win32 OpenOffice.org_project/413m1$Build-9783</meta:generator>
  </office:meta>
</office:document-meta>
</file>